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Have you ever thought of how social networks help influence your analytical tool box? <text:s/>In this present generation, we have developed numerous ways to connect to people all around the world using social networks. <text:s/>There are different types of social networking: social media, news media, and physical interaction are just a few. <text:s/>They all have a way of benefiting us in our everyday life. <text:s/>Whether it's by giving us the latest <text:s/>updates or helping us connect to people, social networks make our lives easier. <text:s/>Having access to all of these different social sources helps influence our analytical toolbox because we can communicate with people from all around the world and get their perspective to develop our own. </text:p>
      <text:p text:style-name="Standard"><text:tab/>Online social <text:s/>networking includes Facebook, Twitter, eHarmony, and Pinterest, to name a few. <text:s/>They all have profound impacts on our life in ways we sometimes can't comprehend. With the advent of these <text:s/>modern networking tools, people are given more opportunities to interact and to gain knowledge from communication with fellow humans. <text:s/>This is potentially extraordinarily beneficial to the cause of human good. A recent example is known as Arab Spring, when electronic social networking was used to rally against corruption in the government and to bring justice to corrupt heads of state. <text:s/>On a smaller yet perhaps just as profound scale, the share of information across a global network has made knowledge public property and has made a more educated generation. <text:s/>This leads to a generation more able to make analytical decisions based off of several sources and opinions. </text:p>
      <text:p text:style-name="Standard"><text:tab/>A more primitive style of social networking, face-to-face dialogue, is still a major section of our social <text:s/>lives. <text:s/>Most of the important decisions in our lives are aided by friends and family. <text:s/>Many of the connections to separate social circles are made through our friends, a friend of a friend has and entirely different mode of understanding. <text:s/>A comprehension of this extended network is critical to our analytical toolbox because our decisions are heavily influenced by those who we see on a day-to-day basis. <text:s/>This social network is perhaps the most beneficial to us because it ends up shaping our lives. <text:s/>Where we are and who we know determines, for the most part, what we do and how we live. <text:s/>Aside from its benefit, it is the most defining network in our lives. </text:p>
      <text:p text:style-name="Standard"><text:tab/>All though social networking is not appreciated by all, it provides much beneficial information. It helps influence and form our decisions in many different situations and aspects of life. The analytical toolbox that we possess and use to process decisions and ideas is heavily influenced by the social networks we are exposed to. <text:s/>The positive effect social networking has on people as individuals increases with more use. <text:s/>In this way, further study into the implications of social networking will help us to reap benefits in the future, as all forms, especially social media in this globalizing world, continue to grow in quantity and in complexity. <text:s/></text:p>
      <text:p text:style-name="Standard"><text:s text:c="2"/></text:p>
      <text:p text:style-name="Standard"><text:tab/></text:p>
      <text:p text:style-name="Standard"><text:tab/></text:p>
      <text:p text:style-name="Standard"><text:tab/><text:tab/></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5T21:28:29</meta:creation-date>
    <dc:date>2012-07-25T23:08:07</dc:date>
    <dc:creator>Cyber Discovery</dc:creator>
    <meta:editing-duration>PT00H49M25S</meta:editing-duration>
    <meta:editing-cycles>5</meta:editing-cycles>
    <meta:generator>OpenOffice.org/3.2$Linux OpenOffice.org_project/320m12$Build-9483</meta:generator>
    <meta:document-statistic meta:table-count="0" meta:image-count="0" meta:object-count="0" meta:page-count="1" meta:paragraph-count="9" meta:word-count="494" meta:character-count="3026"/>
  </office:meta>
</office:document-meta>
</file>